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182" officeooo:paragraph-rsid="001101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A 1</text:p>
      <text:p text:style-name="P1"/>
      <text:p text:style-name="P1">La system call fork crea un nuovo processo. Un processo e’ una copia del programma in esecuzione, dotato di un suo stack, registri ed eventualmente heap. Per eseguire una fork e’ anzitutto necessario verificare che non fallisca tramite dei controlli (if), poi e’ assolutamente necessario usare l’istruzione exit in modo da evitare di incappare in loop nei quali un figlio continua a generare altri figli e, volendo, si puo’ utilizzare nel padre l’istruzione wait o waitpid per aspettare la corretta terminazione del figlio prima di terminare il padre.</text:p>
      <text:p text:style-name="P1"/>
      <text:p text:style-name="P1">DOMANDA 2</text:p>
      <text:p text:style-name="P1"/>
      <text:p text:style-name="P1">Un sistema di tipo BATCH puo’ eseguire un solo carico per volta, per cui l’algoritmo ideale e’ anche quello piu’ semplice, ovvero il First-Come First-Served. Questo algoritmo funziona come una pila fifo, il primo a richiedere la cpu la ottiene e la rilascia soltanto quando termina la sua esecuzione, dopodiche’ si passa al prossimo process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18:27:15.709446521</meta:creation-date>
    <dc:date>2021-11-14T18:32:36.581619234</dc:date>
    <meta:editing-duration>PT5M22S</meta:editing-duration>
    <meta:editing-cycles>1</meta:editing-cycles>
    <meta:document-statistic meta:table-count="0" meta:image-count="0" meta:object-count="0" meta:page-count="1" meta:paragraph-count="4" meta:word-count="147" meta:character-count="911" meta:non-whitespace-character-count="768"/>
    <meta:generator>LibreOffice/6.4.7.2$Linux_X86_64 LibreOffice_project/40$Build-2</meta:generator>
  </office:meta>
</office:document-meta>
</file>